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0e24b4" officeooo:paragraph-rsid="000e24b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0e24b4" officeooo:paragraph-rsid="000e24b4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ens vers la VM contenant le projet</text:span> : </text:p>
      <text:p text:style-name="P2"/>
      <text:p text:style-name="P2">https://drive.google.com/drive/folders/1xg5jADH5PLVcqpCN5_9PTHOQ2b6Zqo_Z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1:12:33.431319865</meta:creation-date>
    <dc:date>2025-05-20T11:32:55.735303052</dc:date>
    <meta:editing-duration>PT2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123" meta:non-whitespace-character-count="115"/>
  </office:meta>
</office:document-meta>
</file>